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text-underline-style="solid" style:text-underline-width="auto" style:text-underline-color="font-color"/>
    </style:style>
    <style:style style:name="T4" style:family="text">
      <style:text-properties fo:color="#000000" fo:font-style="italic" style:font-style-asian="italic" style:font-style-complex="italic"/>
    </style:style>
    <style:style style:name="T5" style:family="text">
      <style:text-properties fo:color="#6a3e3e"/>
    </style:style>
    <style:style style:name="T6" style:family="text">
      <style:text-properties fo:color="#6a3e3e" style:text-underline-style="solid" style:text-underline-width="auto" style:text-underline-color="font-color"/>
    </style:style>
    <style:style style:name="T7" style:family="text">
      <style:text-properties fo:color="#6a3e3e" fo:background-color="#f0d8a8"/>
    </style:style>
    <style:style style:name="T8" style:family="text">
      <style:text-properties fo:color="#6a3e3e" fo:background-color="#d4d4d4"/>
    </style:style>
    <style:style style:name="T9" style:family="text">
      <style:text-properties fo:color="#3f7f5f"/>
    </style:style>
    <style:style style:name="T10" style:family="text">
      <style:text-properties fo:color="#3f7f5f" style:text-underline-style="solid" style:text-underline-width="auto" style:text-underline-color="font-color"/>
    </style:style>
    <style:style style:name="T11" style:family="text">
      <style:text-properties fo:color="#7f9fbf" fo:font-weight="bold" style:font-weight-asian="bold" style:font-weight-complex="bold"/>
    </style:style>
    <style:style style:name="T12" style:family="text">
      <style:text-properties fo:color="#2a00ff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color="#0000c0"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ackage</text:span><text:span text:style-name="T2"> Automation;</text:span></text:p>
      <text:p text:style-name="P7"/>
      <text:p text:style-name="P7"/>
      <text:p text:style-name="P7"><text:span text:style-name="T1">import</text:span><text:span text:style-name="T2"> java.util.List;</text:span></text:p>
      <text:p text:style-name="P7"/>
      <text:p text:style-name="P7"><text:span text:style-name="T1">import</text:span><text:span text:style-name="T2"> </text:span><text:span text:style-name="T3">org.asynchttpclient.util.Assertions</text:span><text:span text:style-name="T2">;</text:span></text:p>
      <text:p text:style-name="P7"><text:span text:style-name="T1">import</text:span><text:span text:style-name="T2"> org.openqa.selenium.By;</text:span></text:p>
      <text:p text:style-name="P7"><text:span text:style-name="T1">import</text:span><text:span text:style-name="T2"> org.openqa.selenium.Keys;</text:span></text:p>
      <text:p text:style-name="P7"><text:span text:style-name="T1">import</text:span><text:span text:style-name="T2"> org.openqa.selenium.WebDriver;</text:span></text:p>
      <text:p text:style-name="P7"><text:span text:style-name="T1">import</text:span><text:span text:style-name="T2"> org.openqa.selenium.WebElement;</text:span></text:p>
      <text:p text:style-name="P7"><text:span text:style-name="T1">import</text:span><text:span text:style-name="T2"> org.openqa.selenium.chrome.ChromeDriver;</text:span></text:p>
      <text:p text:style-name="P7"><text:span text:style-name="T1">import</text:span><text:span text:style-name="T2"> </text:span><text:span text:style-name="T3">org.openqa.selenium.interactions.Actions</text:span><text:span text:style-name="T2">;</text:span></text:p>
      <text:p text:style-name="P7"><text:span text:style-name="T1">import</text:span><text:span text:style-name="T2"> org.openqa.selenium.support.ui.Select;</text:span></text:p>
      <text:p text:style-name="P7"/>
      <text:p text:style-name="P7"><text:span text:style-name="T1">import</text:span><text:span text:style-name="T2"> </text:span><text:span text:style-name="T3">dev.failsafe.internal.util.Assert</text:span><text:span text:style-name="T2">;</text:span></text:p>
      <text:p text:style-name="P7"/>
      <text:p text:style-name="P7"><text:span text:style-name="T1">public</text:span><text:span text:style-name="T2"> </text:span><text:span text:style-name="T1">class</text:span><text:span text:style-name="T2"> Bmc_assignment {</text:span></text:p>
      <text:p text:style-name="P7"/>
      <text:p text:style-name="P7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5">args</text:span><text:span text:style-name="T2">) </text:span><text:span text:style-name="T1">throws</text:span><text:span text:style-name="T2"> InterruptedException </text:span></text:p>
      <text:p text:style-name="P4"><text:tab/>{</text:p>
      <text:p text:style-name="P4"><text:tab/><text:tab/></text:p>
      <text:p text:style-name="P7"><text:span text:style-name="T2"><text:tab/><text:tab/>String </text:span><text:span text:style-name="T5">value</text:span><text:span text:style-name="T2">;</text:span></text:p>
      <text:p text:style-name="P7"><text:span text:style-name="T2"><text:tab/><text:tab/>String </text:span><text:span text:style-name="T5">finalprice</text:span><text:span text:style-name="T2"> = </text:span><text:span text:style-name="T1">null</text:span><text:span text:style-name="T2">;</text:span></text:p>
      <text:p text:style-name="P4"><text:tab/><text:tab/></text:p>
      <text:p text:style-name="P7"><text:span text:style-name="T2"><text:tab/><text:tab/>String </text:span><text:span text:style-name="T6">value2</text:span><text:span text:style-name="T2">;</text:span></text:p>
      <text:p text:style-name="P7"><text:span text:style-name="T2"><text:tab/><text:tab/>String </text:span><text:span text:style-name="T6">finalprice2</text:span><text:span text:style-name="T2"> = </text:span><text:span text:style-name="T1">null</text:span><text:span text:style-name="T2">;</text:span></text:p>
      <text:p text:style-name="P4"><text:tab/><text:tab/></text:p>
      <text:p text:style-name="P7"><text:span text:style-name="T2"><text:tab/><text:tab/></text:span><text:span text:style-name="T9">// </text:span><text:span text:style-name="T11">TODO</text:span><text:span text:style-name="T9"> Auto-generated method stub</text:span></text:p>
      <text:p text:style-name="P7"><text:span text:style-name="T2">System.</text:span><text:span text:style-name="T4">setProperty</text:span><text:span text:style-name="T2">(</text:span><text:span text:style-name="T12">"webdriver.chrome.driver"</text:span><text:span text:style-name="T2">,</text:span><text:span text:style-name="T12">"./Driver/chromedriver.exe"</text:span><text:span text:style-name="T2">);</text:span></text:p>
      <text:p text:style-name="P4"><text:tab/><text:tab/></text:p>
      <text:p text:style-name="P7"><text:span text:style-name="T2"><text:tab/><text:tab/>WebDriver </text:span><text:span text:style-name="T5">driver</text:span><text:span text:style-name="T2"> = </text:span><text:span text:style-name="T1">new</text:span><text:span text:style-name="T2"> ChromeDriver(); <text:s/></text:span><text:span text:style-name="T9">//1. Launch the browser.</text:span></text:p>
      <text:p text:style-name="P4"><text:tab/><text:tab/></text:p>
      <text:p text:style-name="P4"><text:tab/><text:tab/></text:p>
      <text:p text:style-name="P4"><text:tab/><text:tab/></text:p>
      <text:p text:style-name="P7"><text:span text:style-name="T2"><text:tab/><text:tab/></text:span><text:span text:style-name="T5">driver</text:span><text:span text:style-name="T2">.navigate().to(</text:span><text:span text:style-name="T12">"https://www.google.com/"</text:span><text:span text:style-name="T2">); </text:span><text:span text:style-name="T9">//2. Open URL - http://www.google.com</text:span></text:p>
      <text:p text:style-name="P7"><text:span text:style-name="T2"><text:tab/><text:tab/></text:span><text:span text:style-name="T5">driver</text:span><text:span text:style-name="T2">.manage().window().maximize();</text:span></text:p>
      <text:p text:style-name="P4"><text:tab/><text:tab/></text:p>
      <text:p text:style-name="P7"><text:span text:style-name="T2"><text:tab/><text:tab/>WebElement </text:span><text:span text:style-name="T5">e1</text:span><text:span text:style-name="T2">=</text:span><text:span text:style-name="T5">driver</text:span><text:span text:style-name="T2">.findElement(By.</text:span><text:span text:style-name="T4">xpath</text:span><text:span text:style-name="T2">(</text:span><text:span text:style-name="T12">"//input[@name='q']"</text:span><text:span text:style-name="T2">));</text:span><text:span text:style-name="T9">//3. Enter the keyword "amazon" in the search bar</text:span></text:p>
      <text:p text:style-name="P7"><text:span text:style-name="T2"><text:tab/><text:tab/></text:span><text:span text:style-name="T5">e1</text:span><text:span text:style-name="T2">.sendKeys(</text:span><text:span text:style-name="T12">"amazon"</text:span><text:span text:style-name="T2">);</text:span></text:p>
      <text:p text:style-name="P4"><text:tab/><text:tab/>Thread.<text:span text:style-name="T13">sleep</text:span>(5000);</text:p>
      <text:p text:style-name="P4"><text:tab/><text:tab/></text:p>
      <text:p text:style-name="P7"><text:span text:style-name="T2"><text:tab/><text:tab/>List&lt;WebElement&gt; </text:span><text:span text:style-name="T5">allSuggestions</text:span><text:span text:style-name="T2"> = </text:span><text:span text:style-name="T5">driver</text:span><text:span text:style-name="T2">.findElements(By.</text:span><text:span text:style-name="T4">xpath</text:span><text:span text:style-name="T2">(</text:span><text:span text:style-name="T12">"/html/body/div[1]/div[3]/form/div[1]/div[1]/div[2]/div[2]/div[2]/div[1]/div/ul"</text:span><text:span text:style-name="T2">));</text:span></text:p>
      <text:p text:style-name="P7"><text:span text:style-name="T2"><text:s text:c="8"/></text:span><text:span text:style-name="T1">for</text:span><text:span text:style-name="T2"> (WebElement </text:span><text:span text:style-name="T5">suggestion</text:span><text:span text:style-name="T2"> : </text:span><text:span text:style-name="T5">allSuggestions</text:span><text:span text:style-name="T2">) {</text:span></text:p>
      <text:p text:style-name="P7"><text:span text:style-name="T2"><text:s text:c="8"/>System.</text:span><text:span text:style-name="T14">out</text:span><text:span text:style-name="T2">.println(</text:span><text:span text:style-name="T5">suggestion</text:span><text:span text:style-name="T2">.getText());} </text:span><text:span text:style-name="T9">//4. print all the search results</text:span></text:p>
      <text:p text:style-name="P4"><text:s text:c="8"/></text:p>
      <text:p text:style-name="P7"><text:span text:style-name="T2"><text:s text:c="8"/></text:span><text:span text:style-name="T5">e1</text:span><text:span text:style-name="T2">.sendKeys(Keys.</text:span><text:span text:style-name="T14">ENTER</text:span><text:span text:style-name="T2">);</text:span></text:p>
      <text:p text:style-name="P4"><text:tab/><text:tab/></text:p>
      <text:p text:style-name="P7"><text:span text:style-name="T2"><text:tab/><text:tab/></text:span><text:span text:style-name="T5">driver</text:span><text:span text:style-name="T2">.findElement(By.</text:span><text:span text:style-name="T4">xpath</text:span><text:span text:style-name="T2">(</text:span><text:span text:style-name="T12">"//h3[text()='Amazon.in']"</text:span><text:span text:style-name="T2">)).click();</text:span><text:span text:style-name="T9">//5</text:span></text:p>
      <text:p text:style-name="P4"><text:tab/><text:tab/></text:p>
      <text:p text:style-name="P7"><text:span text:style-name="T2"><text:tab/><text:tab/>WebElement </text:span><text:span text:style-name="T5">e2</text:span><text:span text:style-name="T2">=</text:span><text:span text:style-name="T5">driver</text:span><text:span text:style-name="T2">.findElement(By.</text:span><text:span text:style-name="T4">xpath</text:span><text:span text:style-name="T2">(</text:span><text:span text:style-name="T12">"//span[@class='nav-line-2 ']"</text:span><text:span text:style-name="T2">));</text:span></text:p>
      <text:p text:style-name="P7"><text:span text:style-name="T2"><text:tab/><text:tab/>Actions </text:span><text:span text:style-name="T7">a1</text:span><text:span text:style-name="T2">=</text:span><text:span text:style-name="T1">new</text:span><text:span text:style-name="T2"> Actions(</text:span><text:span text:style-name="T5">driver</text:span><text:span text:style-name="T2">);</text:span></text:p>
      <text:p text:style-name="P7"><text:span text:style-name="T2"><text:tab/><text:tab/></text:span><text:span text:style-name="T8">a1</text:span><text:span text:style-name="T2">.moveToElement(</text:span><text:span text:style-name="T5">e2</text:span><text:span text:style-name="T2">).build().perform(); <text:s/></text:span><text:span text:style-name="T9">//5. Click on the link which takes you to the amazon login page.</text:span></text:p>
      <text:p text:style-name="P4"><text:tab/><text:tab/></text:p>
      <text:p text:style-name="P7"><text:span text:style-name="T2"><text:tab/><text:tab/>Select </text:span><text:span text:style-name="T5">s1</text:span><text:span text:style-name="T2">=</text:span><text:span text:style-name="T1">new</text:span><text:span text:style-name="T2"> Select(</text:span><text:span text:style-name="T5">driver</text:span><text:span text:style-name="T2">.findElement(By.</text:span><text:span text:style-name="T4">id</text:span><text:span text:style-name="T2">(</text:span><text:span text:style-name="T12">"searchDropdownBox"</text:span><text:span text:style-name="T2">))); </text:span><text:span text:style-name="T9">//7. click on all buttons on search &amp; select Electronics.</text:span></text:p>
      <text:p text:style-name="P7"><text:span text:style-name="T2"><text:tab/><text:tab/></text:span><text:span text:style-name="T5">s1</text:span><text:span text:style-name="T2">.selectByValue(</text:span><text:span text:style-name="T12">"search-alias=electronics"</text:span><text:span text:style-name="T2">);</text:span></text:p>
      <text:p text:style-name="P4"><text:soft-page-break/><text:tab/><text:tab/></text:p>
      <text:p text:style-name="P7"><text:span text:style-name="T2"><text:tab/><text:tab/>WebElement </text:span><text:span text:style-name="T5">e3</text:span><text:span text:style-name="T2">=</text:span><text:span text:style-name="T5">driver</text:span><text:span text:style-name="T2">.findElement(By.</text:span><text:span text:style-name="T4">id</text:span><text:span text:style-name="T2">(</text:span><text:span text:style-name="T12">"twotabsearchtextbox"</text:span><text:span text:style-name="T2">)); </text:span><text:span text:style-name="T9">//8. search for dell computers</text:span></text:p>
      <text:p text:style-name="P7"><text:span text:style-name="T2"><text:tab/><text:tab/></text:span><text:span text:style-name="T5">e3</text:span><text:span text:style-name="T2">.sendKeys(</text:span><text:span text:style-name="T12">"DellComputers"</text:span><text:span text:style-name="T2">);</text:span></text:p>
      <text:p text:style-name="P7"><text:span text:style-name="T2"><text:tab/><text:tab/></text:span><text:span text:style-name="T5">e3</text:span><text:span text:style-name="T2">.sendKeys(Keys.</text:span><text:span text:style-name="T14">ENTER</text:span><text:span text:style-name="T2">);</text:span></text:p>
      <text:p text:style-name="P4"><text:tab/><text:tab/></text:p>
      <text:p text:style-name="P7"><text:span text:style-name="T2"><text:tab/><text:tab/></text:span><text:span text:style-name="T5">driver</text:span><text:span text:style-name="T2">.findElement(By.</text:span><text:span text:style-name="T4">id</text:span><text:span text:style-name="T2">(</text:span><text:span text:style-name="T12">"low-price"</text:span><text:span text:style-name="T2">)).sendKeys(</text:span><text:span text:style-name="T12">"30000"</text:span><text:span text:style-name="T2">);</text:span></text:p>
      <text:p text:style-name="P4"><text:tab/><text:tab/></text:p>
      <text:p text:style-name="P7"><text:span text:style-name="T2"><text:tab/><text:tab/></text:span><text:span text:style-name="T5">driver</text:span><text:span text:style-name="T2">.findElement(By.</text:span><text:span text:style-name="T4">id</text:span><text:span text:style-name="T2">(</text:span><text:span text:style-name="T12">"high-price"</text:span><text:span text:style-name="T2">)).sendKeys(</text:span><text:span text:style-name="T12">"50000"</text:span><text:span text:style-name="T2">);</text:span></text:p>
      <text:p text:style-name="P7"><text:span text:style-name="T2"><text:tab/><text:tab/></text:span><text:span text:style-name="T5">driver</text:span><text:span text:style-name="T2">.findElement(By.</text:span><text:span text:style-name="T4">xpath</text:span><text:span text:style-name="T2">(</text:span><text:span text:style-name="T12">"//*[@id=\"a-autoid-1\"]/span/input"</text:span><text:span text:style-name="T2">)).click();</text:span><text:span text:style-name="T9">//9. apply the filter of range </text:span><text:span text:style-name="T10">Rs</text:span><text:span text:style-name="T9"> 30000 to 50000</text:span></text:p>
      <text:p text:style-name="P4"><text:tab/><text:tab/></text:p>
      <text:p text:style-name="P7"><text:span text:style-name="T2"><text:tab/><text:tab/></text:span><text:span text:style-name="T9">//10. Validate all the products on the first 2 pages are shown in the range of </text:span><text:span text:style-name="T10">Rs</text:span><text:span text:style-name="T9"> 30000 to 50000</text:span></text:p>
      <text:p text:style-name="P4"><text:tab/><text:tab/></text:p>
      <text:p text:style-name="P4"><text:tab/><text:tab/></text:p>
      <text:p text:style-name="P7"><text:span text:style-name="T2"><text:tab/>List&lt;WebElement&gt; </text:span><text:span text:style-name="T5">price</text:span><text:span text:style-name="T2">=</text:span><text:span text:style-name="T5">driver</text:span><text:span text:style-name="T2">.findElements(By.</text:span><text:span text:style-name="T4">xpath</text:span><text:span text:style-name="T2">(</text:span><text:span text:style-name="T12">"//div[@class='sg-col-inner']/div/div[3]/div/div/div/div/a/span[1]"</text:span><text:span text:style-name="T2">));</text:span><text:span text:style-name="T9">//First page</text:span></text:p>
      <text:p text:style-name="P4"><text:tab/></text:p>
      <text:p text:style-name="P7"><text:span text:style-name="T2"><text:tab/></text:span><text:span text:style-name="T9">//System.out.println(price);</text:span></text:p>
      <text:p text:style-name="P7"/>
      <text:p text:style-name="P7"><text:span text:style-name="T2"><text:tab/></text:span><text:span text:style-name="T1">for</text:span><text:span text:style-name="T2">(WebElement </text:span><text:span text:style-name="T5">p</text:span><text:span text:style-name="T2">:</text:span><text:span text:style-name="T5">price</text:span><text:span text:style-name="T2">)</text:span></text:p>
      <text:p text:style-name="P4"><text:tab/>{</text:p>
      <text:p text:style-name="P7"><text:span text:style-name="T2"><text:tab/><text:tab/> </text:span><text:span text:style-name="T5">value</text:span><text:span text:style-name="T2">=</text:span><text:span text:style-name="T5">p</text:span><text:span text:style-name="T2">.getText();</text:span></text:p>
      <text:p text:style-name="P7"><text:span text:style-name="T2"><text:tab/><text:tab/></text:span><text:span text:style-name="T5">finalprice</text:span><text:span text:style-name="T2">=</text:span><text:span text:style-name="T5">value</text:span><text:span text:style-name="T2">.replaceAll(</text:span><text:span text:style-name="T12">"[^0-9]"</text:span><text:span text:style-name="T2">, </text:span><text:span text:style-name="T12">""</text:span><text:span text:style-name="T2">);</text:span></text:p>
      <text:p text:style-name="P7"><text:span text:style-name="T2"><text:tab/><text:tab/>System.</text:span><text:span text:style-name="T14">out</text:span><text:span text:style-name="T2">.println(</text:span><text:span text:style-name="T5">finalprice</text:span><text:span text:style-name="T2">);</text:span></text:p>
      <text:p text:style-name="P4"><text:tab/>}</text:p>
      <text:p text:style-name="P4"><text:tab/></text:p>
      <text:p text:style-name="P7"><text:span text:style-name="T2"><text:tab/></text:span><text:span text:style-name="T1">int</text:span><text:span text:style-name="T2"> </text:span><text:span text:style-name="T5">p</text:span><text:span text:style-name="T2">=Integer.</text:span><text:span text:style-name="T4">parseInt</text:span><text:span text:style-name="T2">(</text:span><text:span text:style-name="T5">finalprice</text:span><text:span text:style-name="T2">);</text:span></text:p>
      <text:p text:style-name="P7"><text:span text:style-name="T2"><text:tab/></text:span><text:span text:style-name="T1">if</text:span><text:span text:style-name="T2">(</text:span><text:span text:style-name="T5">p</text:span><text:span text:style-name="T2">&lt;=30000 &amp;&amp; </text:span><text:span text:style-name="T5">p</text:span><text:span text:style-name="T2">&gt;=50000)</text:span></text:p>
      <text:p text:style-name="P4"><text:tab/>{</text:p>
      <text:p text:style-name="P7"><text:span text:style-name="T2"><text:tab/><text:tab/>System.</text:span><text:span text:style-name="T14">out</text:span><text:span text:style-name="T2">.println(</text:span><text:span text:style-name="T12">"Validation of first page prices are successfully"</text:span><text:span text:style-name="T2">);</text:span></text:p>
      <text:p text:style-name="P4"><text:tab/>}</text:p>
      <text:p text:style-name="P4"><text:tab/><text:tab/> </text:p>
      <text:p text:style-name="P7"><text:span text:style-name="T2"><text:tab/></text:span><text:span text:style-name="T1">else</text:span></text:p>
      <text:p text:style-name="P4"><text:tab/>{</text:p>
      <text:p text:style-name="P7"><text:span text:style-name="T2"><text:tab/><text:tab/>System.</text:span><text:span text:style-name="T14">out</text:span><text:span text:style-name="T2">.println(</text:span><text:span text:style-name="T12">"Validation of first page prices are NOT done successfully"</text:span><text:span text:style-name="T2">);</text:span></text:p>
      <text:p text:style-name="P4"><text:tab/>}</text:p>
      <text:p text:style-name="P4"><text:tab/></text:p>
      <text:p text:style-name="P7"><text:span text:style-name="T2"><text:tab/></text:span><text:span text:style-name="T5">driver</text:span><text:span text:style-name="T2">.findElement(By.</text:span><text:span text:style-name="T4">xpath</text:span><text:span text:style-name="T2">(</text:span><text:span text:style-name="T12">"//a[@aria-label='Go to page 2']"</text:span><text:span text:style-name="T2">)).click(); </text:span><text:span text:style-name="T9">//click on page 2</text:span></text:p>
      <text:p text:style-name="P4"><text:tab/></text:p>
      <text:p text:style-name="P7"><text:span text:style-name="T2">List&lt;WebElement&gt; </text:span><text:span text:style-name="T5">price2</text:span><text:span text:style-name="T2">=</text:span><text:span text:style-name="T5">driver</text:span><text:span text:style-name="T2">.findElements(By.</text:span><text:span text:style-name="T4">xpath</text:span><text:span text:style-name="T2">(</text:span><text:span text:style-name="T12">"//div[@class='sg-col-inner']/div/div[3]/div/div/div/div/a/span[1]"</text:span><text:span text:style-name="T2">));</text:span><text:span text:style-name="T9">//Second page</text:span></text:p>
      <text:p text:style-name="P4"><text:tab/></text:p>
      <text:p text:style-name="P7"><text:span text:style-name="T2"><text:tab/></text:span><text:span text:style-name="T9">//System.out.println(price);</text:span></text:p>
      <text:p text:style-name="P7"/>
      <text:p text:style-name="P7"><text:span text:style-name="T2"><text:tab/></text:span><text:span text:style-name="T1">for</text:span><text:span text:style-name="T2">(WebElement </text:span><text:span text:style-name="T5">p2</text:span><text:span text:style-name="T2">:</text:span><text:span text:style-name="T5">price2</text:span><text:span text:style-name="T2">)</text:span></text:p>
      <text:p text:style-name="P4"><text:tab/>{</text:p>
      <text:p text:style-name="P7"><text:span text:style-name="T2"><text:tab/><text:tab/> </text:span><text:span text:style-name="T5">value</text:span><text:span text:style-name="T2">=</text:span><text:span text:style-name="T5">p2</text:span><text:span text:style-name="T2">.getText();</text:span></text:p>
      <text:p text:style-name="P7"><text:span text:style-name="T2"><text:tab/><text:tab/></text:span><text:span text:style-name="T5">finalprice</text:span><text:span text:style-name="T2">=</text:span><text:span text:style-name="T5">value</text:span><text:span text:style-name="T2">.replaceAll(</text:span><text:span text:style-name="T12">"[^0-9]"</text:span><text:span text:style-name="T2">, </text:span><text:span text:style-name="T12">""</text:span><text:span text:style-name="T2">);</text:span></text:p>
      <text:p text:style-name="P7"><text:span text:style-name="T2"><text:tab/><text:tab/>System.</text:span><text:span text:style-name="T14">out</text:span><text:span text:style-name="T2">.println(</text:span><text:span text:style-name="T5">finalprice</text:span><text:span text:style-name="T2">);</text:span></text:p>
      <text:p text:style-name="P4"><text:tab/>}</text:p>
      <text:p text:style-name="P4"><text:tab/></text:p>
      <text:p text:style-name="P7"><text:span text:style-name="T2"><text:tab/></text:span><text:span text:style-name="T1">int</text:span><text:span text:style-name="T2"> </text:span><text:span text:style-name="T5">p2</text:span><text:span text:style-name="T2">=Integer.</text:span><text:span text:style-name="T4">parseInt</text:span><text:span text:style-name="T2">(</text:span><text:span text:style-name="T5">finalprice</text:span><text:span text:style-name="T2">);</text:span></text:p>
      <text:p text:style-name="P7"><text:span text:style-name="T2"><text:tab/></text:span><text:span text:style-name="T1">if</text:span><text:span text:style-name="T2">(</text:span><text:span text:style-name="T5">p2</text:span><text:span text:style-name="T2">&lt;=30000 &amp;&amp; </text:span><text:span text:style-name="T5">p2</text:span><text:span text:style-name="T2">&gt;=50000)</text:span></text:p>
      <text:p text:style-name="P4"><text:tab/>{</text:p>
      <text:p text:style-name="P7"><text:span text:style-name="T2"><text:tab/><text:tab/>System.</text:span><text:span text:style-name="T14">out</text:span><text:span text:style-name="T2">.println(</text:span><text:span text:style-name="T12">"Validation of second page prices are successfully"</text:span><text:span text:style-name="T2">);</text:span></text:p>
      <text:p text:style-name="P4"><text:tab/>}</text:p>
      <text:p text:style-name="P4"><text:tab/><text:tab/> </text:p>
      <text:p text:style-name="P7"><text:span text:style-name="T2"><text:tab/></text:span><text:span text:style-name="T1">else</text:span></text:p>
      <text:p text:style-name="P4"><text:soft-page-break/><text:tab/>{</text:p>
      <text:p text:style-name="P7"><text:span text:style-name="T2"><text:tab/><text:tab/>System.</text:span><text:span text:style-name="T14">out</text:span><text:span text:style-name="T2">.println(</text:span><text:span text:style-name="T12">"Validation of Second page prices are NOT done successfully"</text:span><text:span text:style-name="T2">);</text:span></text:p>
      <text:p text:style-name="P4"><text:tab/>}</text:p>
      <text:p text:style-name="P4"><text:tab/></text:p>
      <text:p text:style-name="P4"><text:tab/>}</text:p>
      <text:p text:style-name="P4">}</text:p>
      <text:p text:style-name="P7"/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33S</meta:editing-duration>
    <meta:editing-cycles>4</meta:editing-cycles>
    <meta:generator>OpenOffice/4.1.13$Win32 OpenOffice.org_project/4113m1$Build-9810</meta:generator>
    <dc:date>2022-12-09T14:22:25.49</dc:date>
    <dc:creator>Rameshwar Kharjule</dc:creator>
    <meta:document-statistic meta:table-count="0" meta:image-count="0" meta:object-count="0" meta:page-count="3" meta:paragraph-count="108" meta:word-count="260" meta:character-count="3524"/>
    <meta:user-defined meta:name="Info 1"/>
    <meta:user-defined meta:name="Info 2"/>
    <meta:user-defined meta:name="Info 3"/>
    <meta:user-defined meta:name="Info 4"/>
  </office:meta>
</office:document-meta>
</file>